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46"/>
    <style:style style:name="ce3" style:family="table-cell" style:parent-style-name="Default" style:data-style-name="N110"/>
    <style:style style:name="ta_extref" style:family="table">
      <style:table-properties table:display="false"/>
    </style:style>
  </office:automatic-styles>
  <office:body>
    <office:spreadsheet>
      <table:table table:name="Full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office:value-type="string">
            <text:p>proxy amb gzip</text:p>
          </table:table-cell>
          <table:table-cell table:style-name="Default"/>
          <table:table-cell table:number-columns-repeated="2"/>
          <table:table-cell office:value-type="string">
            <text:p>directa</text:p>
          </table:table-cell>
          <table:table-cell table:number-columns-repeated="2"/>
        </table:table-row>
        <table:table-row table:style-name="ro1">
          <table:table-cell table:style-name="ce1" office:value-type="date" office:date-value="2009-12-17">
            <text:p>17/12/09</text:p>
          </table:table-cell>
          <table:table-cell office:value-type="time" office:time-value="PT01H10M46.153S">
            <text:p>01:10:46,15</text:p>
          </table:table-cell>
          <table:table-cell table:number-columns-repeated="3"/>
          <table:table-cell table:style-name="ce2" office:value-type="time" office:time-value="PT01H10M22.357S">
            <text:p>01:10:22,36</text:p>
          </table:table-cell>
          <table:table-cell/>
        </table:table-row>
        <table:table-row table:style-name="ro1">
          <table:table-cell table:style-name="ce1"/>
          <table:table-cell office:value-type="time" office:time-value="PT01H10M48.693S">
            <text:p>01:10:48,69</text:p>
          </table:table-cell>
          <table:table-cell table:formula="of:=[.B5]-[.B4]" office:value-type="time" office:time-value="PT00H00M02.54S">
            <text:p>00:02,54</text:p>
          </table:table-cell>
          <table:table-cell table:number-columns-repeated="2"/>
          <table:table-cell table:style-name="ce2" office:value-type="time" office:time-value="PT01H10M25.259S">
            <text:p>01:10:25,26</text:p>
          </table:table-cell>
          <table:table-cell table:formula="of:=[.F5]-[.F4]" office:value-type="time" office:time-value="PT00H00M02.902S">
            <text:p>00:02,90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time" office:time-value="PT01H15M49.898S">
            <text:p>01:15:49,90</text:p>
          </table:table-cell>
          <table:table-cell table:number-columns-repeated="3"/>
          <table:table-cell table:style-name="ce2" office:value-type="time" office:time-value="PT01H19M27.333S">
            <text:p>01:19:27,33</text:p>
          </table:table-cell>
          <table:table-cell/>
        </table:table-row>
        <table:table-row table:style-name="ro1">
          <table:table-cell/>
          <table:table-cell office:value-type="time" office:time-value="PT01H15M52.47S">
            <text:p>01:15:52,47</text:p>
          </table:table-cell>
          <table:table-cell table:formula="of:=[.B8]-[.B7]" office:value-type="time" office:time-value="PT00H00M02.572S">
            <text:p>00:02,57</text:p>
          </table:table-cell>
          <table:table-cell table:number-columns-repeated="2"/>
          <table:table-cell table:style-name="ce2" office:value-type="time" office:time-value="PT01H19M31.376S">
            <text:p>01:19:31,38</text:p>
          </table:table-cell>
          <table:table-cell table:formula="of:=[.F8]-[.F7]" office:value-type="time" office:time-value="PT00H00M04.043S">
            <text:p>00:04,0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time" office:time-value="PT01H16M14.706S">
            <text:p>01:16:14,71</text:p>
          </table:table-cell>
          <table:table-cell table:number-columns-repeated="3"/>
          <table:table-cell table:style-name="ce2" office:value-type="time" office:time-value="PT01H19M44.651S">
            <text:p>01:19:44,65</text:p>
          </table:table-cell>
          <table:table-cell/>
        </table:table-row>
        <table:table-row table:style-name="ro1">
          <table:table-cell/>
          <table:table-cell office:value-type="time" office:time-value="PT01H16M17.275S">
            <text:p>01:16:17,28</text:p>
          </table:table-cell>
          <table:table-cell table:formula="of:=[.B11]-[.B10]" office:value-type="time" office:time-value="PT00H00M02.569S">
            <text:p>00:02,57</text:p>
          </table:table-cell>
          <table:table-cell table:number-columns-repeated="2"/>
          <table:table-cell table:style-name="ce2" office:value-type="time" office:time-value="PT01H19M47.581S">
            <text:p>01:19:47,58</text:p>
          </table:table-cell>
          <table:table-cell table:formula="of:=[.F11]-[.F10]" office:value-type="time" office:time-value="PT00H00M02.93S">
            <text:p>00:02,93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time" office:time-value="PT01H16M38.142S">
            <text:p>01:16:38,14</text:p>
          </table:table-cell>
          <table:table-cell table:number-columns-repeated="3"/>
          <table:table-cell table:style-name="ce2" office:value-type="time" office:time-value="PT01H19M58.061S">
            <text:p>01:19:58,06</text:p>
          </table:table-cell>
          <table:table-cell/>
        </table:table-row>
        <table:table-row table:style-name="ro1">
          <table:table-cell/>
          <table:table-cell office:value-type="time" office:time-value="PT01H16M41.366S">
            <text:p>01:16:41,37</text:p>
          </table:table-cell>
          <table:table-cell table:formula="of:=[.B14]-[.B13]" office:value-type="time" office:time-value="PT00H00M03.224S">
            <text:p>00:03,22</text:p>
          </table:table-cell>
          <table:table-cell table:number-columns-repeated="2"/>
          <table:table-cell table:style-name="ce2" office:value-type="time" office:time-value="PT01H20M00.946S">
            <text:p>01:20:00,95</text:p>
          </table:table-cell>
          <table:table-cell table:formula="of:=[.F14]-[.F13]" office:value-type="time" office:time-value="PT00H00M02.885S">
            <text:p>00:02,89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time" office:time-value="PT01H17M04.361S">
            <text:p>01:17:04,36</text:p>
          </table:table-cell>
          <table:table-cell table:number-columns-repeated="3"/>
          <table:table-cell table:style-name="ce2" office:value-type="time" office:time-value="PT01H20M14.862S">
            <text:p>01:20:14,86</text:p>
          </table:table-cell>
          <table:table-cell/>
        </table:table-row>
        <table:table-row table:style-name="ro1">
          <table:table-cell/>
          <table:table-cell office:value-type="time" office:time-value="PT01H17M06.906S">
            <text:p>01:17:06,91</text:p>
          </table:table-cell>
          <table:table-cell table:formula="of:=[.B17]-[.B16]" office:value-type="time" office:time-value="PT00H00M02.545S">
            <text:p>00:02,54</text:p>
          </table:table-cell>
          <table:table-cell table:number-columns-repeated="2"/>
          <table:table-cell table:style-name="ce2" office:value-type="time" office:time-value="PT01H20M17.728S">
            <text:p>01:20:17,73</text:p>
          </table:table-cell>
          <table:table-cell table:formula="of:=[.F17]-[.F16]" office:value-type="time" office:time-value="PT00H00M02.866S">
            <text:p>00:02,87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formula="of:=SUM([.C5:.C17])" office:value-type="time" office:time-value="PT00H00M13.45S">
            <text:p>00:13,45</text:p>
          </table:table-cell>
          <table:table-cell table:number-columns-repeated="3"/>
          <table:table-cell table:formula="of:=SUM([.G5:.G17])" office:value-type="time" office:time-value="PT00H00M15.626S">
            <text:p>00:15,63</text:p>
          </table:table-cell>
        </table:table-row>
        <table:table-row table:style-name="ro1">
          <table:table-cell/>
          <table:table-cell table:style-name="Default"/>
          <table:table-cell table:formula="of:=AVERAGE([.C5:.C17])" office:value-type="time" office:time-value="PT00H00M02.69S">
            <text:p>00:02,69</text:p>
          </table:table-cell>
          <table:table-cell/>
          <table:table-cell table:formula="of:=[.G20]-[.C20]" office:value-type="time" office:time-value="PT00H00M00.4352S">
            <text:p>00:00,44</text:p>
          </table:table-cell>
          <table:table-cell/>
          <table:table-cell table:formula="of:=AVERAGE([.G5:.G17])" office:value-type="time" office:time-value="PT00H00M03.1252S">
            <text:p>00:03,13</text:p>
          </table:table-cell>
        </table:table-row>
        <table:table-row table:style-name="ro1">
          <table:table-cell/>
          <table:table-cell table:style-name="Default"/>
          <table:table-cell table:style-name="ce3" table:formula="of:=STDEV([.C5];[.C8];[.C11];[.C14];[.C17])" office:value-type="float" office:value="0.00000345891547420974">
            <text:p>0,00000346</text:p>
          </table:table-cell>
          <table:table-cell table:number-columns-repeated="3"/>
          <table:table-cell table:style-name="ce3" table:formula="of:=STDEV([.G5];[.G8];[.G11];[.G14];[.G17])" office:value-type="float" office:value="0.00000594449785261024">
            <text:p>0,00000594</text:p>
          </table:table-cell>
        </table:table-row>
      </table:table>
      <table:table table:name="Full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ull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/12/2009</text:date>, <text:time>01:23:5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oni Aloy</meta:initial-creator>
    <meta:creation-date>2009-12-17T01:11:16</meta:creation-date>
    <dc:date>2009-12-17T01:23:59</dc:date>
    <dc:creator>Antoni Aloy</dc:creator>
    <meta:editing-duration>PT00H12M46S</meta:editing-duration>
    <meta:editing-cycles>1</meta:editing-cycles>
    <meta:document-statistic meta:table-count="3" meta:cell-count="40" meta:object-count="0"/>
    <meta:generator>OpenOffice.org/3.1$Unix OpenOffice.org_project/310m19$Build-9420</meta:generator>
  </office:meta>
</office:document-meta>
</file>